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c322" officeooo:paragraph-rsid="0004c322"/>
    </style:style>
    <style:style style:name="P2" style:family="paragraph" style:parent-style-name="Standard">
      <style:paragraph-properties fo:text-align="center" style:justify-single-word="false"/>
      <style:text-properties officeooo:rsid="0004c322" officeooo:paragraph-rsid="0004c322"/>
    </style:style>
    <style:style style:name="P3" style:family="paragraph" style:parent-style-name="Standard">
      <style:text-properties fo:font-weight="bold" officeooo:rsid="0004c322" officeooo:paragraph-rsid="0004c322" style:font-weight-asian="bold" style:font-weight-complex="bold"/>
    </style:style>
    <style:style style:name="P4" style:family="paragraph" style:parent-style-name="Standard">
      <style:text-properties officeooo:rsid="0004c322" officeooo:paragraph-rsid="00080711"/>
    </style:style>
    <style:style style:name="P5" style:family="paragraph" style:parent-style-name="Standard">
      <style:text-properties officeooo:rsid="0004c322" officeooo:paragraph-rsid="0004c322"/>
    </style:style>
    <style:style style:name="P6" style:family="paragraph" style:parent-style-name="Standard">
      <style:text-properties officeooo:rsid="0004c322" officeooo:paragraph-rsid="000a78cb"/>
    </style:style>
    <style:style style:name="P7" style:family="paragraph" style:parent-style-name="Standard">
      <style:text-properties officeooo:rsid="0004c322" officeooo:paragraph-rsid="000c74ad"/>
    </style:style>
    <style:style style:name="P8" style:family="paragraph" style:parent-style-name="Standard">
      <style:text-properties officeooo:rsid="0004c322" officeooo:paragraph-rsid="000cbcb1"/>
    </style:style>
    <style:style style:name="P9" style:family="paragraph" style:parent-style-name="Standard">
      <style:paragraph-properties fo:text-align="center" style:justify-single-word="false"/>
      <style:text-properties fo:font-weight="bold" officeooo:rsid="0004c322" officeooo:paragraph-rsid="0004c322" style:font-weight-asian="bold" style:font-weight-complex="bold"/>
    </style:style>
    <style:style style:name="P10" style:family="paragraph" style:parent-style-name="Standard">
      <style:text-properties fo:font-weight="bold" officeooo:rsid="0004c322" officeooo:paragraph-rsid="0004c322" style:font-weight-asian="bold" style:font-weight-complex="bold"/>
    </style:style>
    <style:style style:name="P11" style:family="paragraph" style:parent-style-name="Standard">
      <style:text-properties fo:font-weight="normal" officeooo:rsid="00080711" officeooo:paragraph-rsid="000934f9" style:font-weight-asian="normal" style:font-weight-complex="normal"/>
    </style:style>
    <style:style style:name="P12" style:family="paragraph" style:parent-style-name="Standard">
      <style:paragraph-properties fo:text-align="center" style:justify-single-word="false"/>
      <style:text-properties fo:font-size="15pt" fo:font-weight="bold" officeooo:rsid="0004c322" officeooo:paragraph-rsid="0004c322" style:font-size-asian="15pt" style:font-weight-asian="bold" style:font-size-complex="15pt" style:font-weight-complex="bold"/>
    </style:style>
    <style:style style:name="P13" style:family="paragraph" style:parent-style-name="Standard">
      <style:text-properties officeooo:paragraph-rsid="0004c322"/>
    </style:style>
    <style:style style:name="P14" style:family="paragraph" style:parent-style-name="Standard">
      <style:text-properties officeooo:rsid="00080711" officeooo:paragraph-rsid="000934f9"/>
    </style:style>
    <style:style style:name="P15" style:family="paragraph" style:parent-style-name="Standard">
      <style:text-properties officeooo:rsid="000934f9" officeooo:paragraph-rsid="000a78cb"/>
    </style:style>
    <style:style style:name="P16" style:family="paragraph" style:parent-style-name="Standard">
      <loext:graphic-properties draw:fill="none"/>
      <style:paragraph-properties fo:margin-left="0in" fo:margin-right="0in" fo:text-align="center" style:justify-single-word="false" fo:text-indent="2.0618in" style:auto-text-indent="false" fo:background-color="transparent"/>
      <style:text-properties officeooo:rsid="0004c322" officeooo:paragraph-rsid="0004c322"/>
    </style:style>
    <style:style style:name="P17"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font-weight="normal" officeooo:rsid="0004c322" officeooo:paragraph-rsid="0004c322" style:font-weight-asian="normal" style:font-weight-complex="normal"/>
    </style:style>
    <style:style style:name="P18"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fo:font-weight="normal" officeooo:rsid="0004c322" officeooo:paragraph-rsid="0004c322" style:font-weight-asian="normal" style:font-weight-complex="normal"/>
    </style:style>
    <style:style style:name="T1" style:family="text">
      <style:text-properties officeooo:rsid="0004c322"/>
    </style:style>
    <style:style style:name="T2" style:family="text">
      <style:text-properties fo:font-weight="bold" style:font-weight-asian="bold" style:font-weight-complex="bold"/>
    </style:style>
    <style:style style:name="T3" style:family="text">
      <style:text-properties fo:font-weight="bold" officeooo:rsid="0004c322"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6837b" style:font-weight-asian="normal" style:font-weight-complex="normal"/>
    </style:style>
    <style:style style:name="T6" style:family="text">
      <style:text-properties fo:font-weight="normal" officeooo:rsid="00080711" style:font-weight-asian="normal" style:font-weight-complex="normal"/>
    </style:style>
    <style:style style:name="T7" style:family="text">
      <style:text-properties fo:font-weight="normal" officeooo:rsid="0004c322" style:font-weight-asian="normal" style:font-weight-complex="normal"/>
    </style:style>
    <style:style style:name="T8" style:family="text">
      <style:text-properties fo:font-weight="normal" officeooo:rsid="000a78cb" style:font-weight-asian="normal" style:font-weight-complex="normal"/>
    </style:style>
    <style:style style:name="T9" style:family="text">
      <style:text-properties officeooo:rsid="00080711"/>
    </style:style>
    <style:style style:name="T10" style:family="text">
      <style:text-properties fo:language="en" fo:country="US"/>
    </style:style>
    <style:style style:name="T11" style:family="text">
      <style:text-properties fo:font-style="italic" style:font-style-asian="italic" style:font-style-complex="italic"/>
    </style:style>
    <style:style style:name="T12" style:family="text">
      <style:text-properties fo:font-style="italic" officeooo:rsid="00080711" style:font-style-asian="italic" style:font-style-complex="italic"/>
    </style:style>
    <style:style style:name="T13" style:family="text">
      <style:text-properties officeooo:rsid="0008cea0"/>
    </style:style>
    <style:style style:name="T14" style:family="text">
      <style:text-properties officeooo:rsid="000a78cb"/>
    </style:style>
    <style:style style:name="T15" style:family="text">
      <style:text-properties officeooo:rsid="000c74ad"/>
    </style:style>
    <style:style style:name="T16" style:family="text">
      <style:text-properties fo:font-style="normal" officeooo:rsid="00080711"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UTFPR</text:p>
      <text:p text:style-name="P9">Universidade Tecnológica Federal do Paraná</text:p>
      <text:p text:style-name="P9">Mateus Tomoo Yonemoto Peixoto, Renan Kodama Rodrigues</text:p>
      <text:p text:style-name="P9"/>
      <text:p text:style-name="P9">Ciências da Computação – Universidade Tecnológica Federal do Paraná (UTFPR)</text:p>
      <text:p text:style-name="P9"/>
      <text:p text:style-name="P9">Caixa Postal 271 – 87301-899 – Campo Mourão – PR – Brasil</text:p>
      <text:p text:style-name="P9">Departamento de Ciências da Computação – Universidade de Campo Mourão PR.</text:p>
      <text:p text:style-name="P9"/>
      <text:p text:style-name="P17">{mateus yonemoto} mateus_tomoo@hotmail.com,</text:p>
      <text:p text:style-name="P18">{renan kodama} renan_kdm_rdg@hotmail.com.</text:p>
      <text:p text:style-name="P16"/>
      <text:p text:style-name="P2"/>
      <text:p text:style-name="P2"/>
      <text:p text:style-name="P13"><text:span text:style-name="T3">Abstract</text:span><text:span text:style-name="T1">. </text:span><text:bookmark text:name="tw-target-text"/><text:span text:style-name="T10">In this article, the goal is the behavior of the search algorithm. To solve the problem of an 8-piece puzzle in different board approaches, using two different heuristics, a distance from Manhattan and a distance from Canberra. After selecting an initial configuration of the board and a heuristic to be used, the results were analyzed in both results. It will also be approached as the main functions of the mentioned algorithm and its relation in relation to the performance with different heuristics.</text:span></text:p>
      <text:p text:style-name="P1"/>
      <text:p text:style-name="P1"/>
      <text:p text:style-name="P4"><text:span text:style-name="T2">Resumo. </text:span><text:span text:style-name="T5">Neste artigo, será apresentado o comportamento do algoritmo de busca A*, para resolver o problema de um Puzzle de 8 peças em diferentes configurações iniciais do tabuleiro, usando duas heuristicas diferentes, a distância de Manhattan e a distância de Camberra. Após selecionada a configuração inicial do tabuleiro e a heuristica a ser usada iremos analisar ambos os resultados. </text:span><text:span text:style-name="T6">Também </text:span><text:span text:style-name="T4">será abordado as principais </text:span><text:span text:style-name="T6">funções do algoritmo mencionado e a sua comparação em relação ao desempenho com diferentes heuristicas.</text:span></text:p>
      <text:p text:style-name="P1"/>
      <text:p text:style-name="P1"/>
      <text:p text:style-name="P3">1. Informações Gerais</text:p>
      <text:p text:style-name="P1">O algoritmo de busca <text:span text:style-name="T9">A*</text:span> fo<text:span text:style-name="T9">i</text:span> implementado <text:span text:style-name="T9">usando a </text:span><text:s/>linguagem Java, <text:span text:style-name="T9">foi escolhida por trazer</text:span> maior</text:p>
      <text:p text:style-name="P1">abstração e estruturas já implementadas, <text:span text:style-name="T9">contribuindo assim para uma maior </text:span>facilidade para a implementação. Para a execução do algoritmo é necessário informar a entrada em <text:span text:style-name="T9">um arquivo </text:span><text:span text:style-name="T11">“.txt”</text:span>,</text:p>
      <text:p text:style-name="P1">informando também qual heurística utilizar, dentre as <text:span text:style-name="T9">implementadas</text:span>, estão: distância de</text:p>
      <text:p text:style-name="P1">Manhattan e <text:span text:style-name="T9">a </text:span>distância de Canberra, levando em consideração a entrada como sendo a configuração inicial do <text:span text:style-name="T9">Puzzle,</text:span> e o <text:span text:style-name="T9">objetivo </text:span>como sendo <text:span text:style-name="T9">a configuração de aceitação para o algoritmo, por padrão adotamos a confinguração final sendo o arquivo </text:span><text:span text:style-name="T12">“objetivo.txt” </text:span><text:span text:style-name="T16">contendo a matriz do puzzle (</text:span><text:span text:style-name="T12">{1,2,3};{4,5,6};{7,8,0}).</text:span> Vale lembrar que o espaço em branco do puzzle é <text:span text:style-name="T9">representad</text:span>o <text:span text:style-name="T9">pelo</text:span> valor “0” da matriz.</text:p>
      <text:p text:style-name="P1"/>
      <text:p text:style-name="P1"/>
      <text:p text:style-name="P3">2. A*(A Star)</text:p>
      <text:p text:style-name="P11">O objetivo do algoritmo A*(A Star) é buscar o caminho com o menor custo entre um vértice inicial e um final, através dos resultados das heuristicas, que acabam guiando a busca, convergindo para um resultado aceit<text:span text:style-name="T13">á</text:span>vel. <text:span text:style-name="T13">É utilizado uma estrutura de pilha para armazenar os caminhos adjacentes ao estado atual, ou em outras palavras os caminhos adjacentes ao espaço em branco. Durante a execução se a pilha estiver vazia e não atingiu o estado objetivo então a busca não encontrou uma solução e é interrompida, caso a pilha tenha mais de um estado armazenado é realizado a verificação do custo para </text:span><text:soft-page-break/><text:span text:style-name="T13">todos estes estados, selecionando aquele que tiver o custo igual ou menor ao estado atual, tomando este como estado atual e adicionado à uma lista de visitados, para este novo nó, é realizado a sua</text:span></text:p>
      <text:p text:style-name="P14"><text:span text:style-name="T7">expansão adicionando seus caminhos derivados novamente à pilha e o processo repetido, caso a configuração final do tabuleiro é atingida em algum momento da busca então o algoritmo será interrompido pois ele atingiu <text:s/>seu objetivo.</text:span></text:p>
      <text:p text:style-name="P1"/>
      <text:p text:style-name="P1"/>
      <text:p text:style-name="P3">4. Heurísticas</text:p>
      <text:p text:style-name="P15"><text:span text:style-name="T4">A heurística é utilizada para “guiar” uma busca, informando se está próximo ou distânte do objetivo final, os </text:span><text:span text:style-name="T7">algoritmos de busca baseiam-se nos resultados das heurísticas para determinar qual caminho seguir. </text:span><text:span text:style-name="T4">Para todos os possíveis caminhos a partir de um estado atual é computado o seu custo, selecionando para o próximo estado aquele nó que apresentou o menor custo dentre todos os outros caminhos </text:span><text:span text:style-name="T8">em relação ao estado atual. Pois no conceito de busca informada, a cada nó de menor custo escolhido, este estará mais perto da solução final. Foram utilizadas duas heuristicas para calcular a distância entre os estados, <text:s/>entre os métodos implementados estão, distância de Manhattan e distância de Canberra.</text:span></text:p>
      <text:p text:style-name="P1"/>
      <text:p text:style-name="P1"/>
      <text:p text:style-name="P3">4.1 Distância Manhattan</text:p>
      <text:p text:style-name="P1">É a distância entre dois pontos em um espaço euclidiano de coordenadas fixas, dada pela</text:p>
      <text:p text:style-name="P1">fórmula matemática d = |a1-b1| + |a2-b2|, e expressa na forma de algoritmo <text:span text:style-name="T14">por</text:span>:</text:p>
      <text:p text:style-name="P1"/>
      <text:p text:style-name="P1"><text:tab/>for (int i = 0; i &lt; tamanho; i++){</text:p>
      <text:p text:style-name="P1"><text:tab/><text:tab/>posicaoAtual = mesaAtual.getposicaoMesa(i)</text:p>
      <text:p text:style-name="P1"><text:tab/><text:tab/>destino = objetivo.getposicaoMesa(i)</text:p>
      <text:p text:style-name="P6"><text:tab/><text:tab/><text:span text:style-name="T14">aux1 = </text:span>Math.abs(posicaoAtual[0]-destino[0])</text:p>
      <text:p text:style-name="P6"><text:tab/><text:tab/><text:span text:style-name="T14">aux2 = </text:span>Math.abs(posicaoAtual[1]-destino[1])</text:p>
      <text:p text:style-name="P1"><text:tab/><text:tab/>distancia = <text:span text:style-name="T14">aux1</text:span>+<text:span text:style-name="T14">aux2</text:span></text:p>
      <text:p text:style-name="P1"><text:tab/><text:tab/>somaDistancia += distancia;</text:p>
      <text:p text:style-name="P1"><text:tab/>}</text:p>
      <text:p text:style-name="P1"/>
      <text:p text:style-name="P3">4.3 Distância Canberra</text:p>
      <text:p text:style-name="P1">É obtido através dos pares entre os vetores destino e origem em um espaço n-dimensional.</text:p>
      <text:p text:style-name="P1">Expressa na fórmula matemática d = (|ai - bi| / |ai| + |bi|), onde i vai de 0 até o número de</text:p>
      <text:p text:style-name="P1">dimensões, e expressa na forma de algoritmo <text:span text:style-name="T14">por</text:span>:</text:p>
      <text:p text:style-name="P1"/>
      <text:p text:style-name="P1"><text:tab/>for ( int i = 0; i &lt; tamanho; i++){</text:p>
      <text:p text:style-name="P1"><text:tab/><text:tab/>posicaoAtual = mesaAtual.getposicaoMesa(i)</text:p>
      <text:p text:style-name="P1"><text:tab/><text:tab/>destino = objetivo.getposicaoMesa(i)</text:p>
      <text:p text:style-name="P6"><text:tab/><text:tab/><text:span text:style-name="T14">aux1 = </text:span>Math.abs(posicaoAtual[0]-destino[0])</text:p>
      <text:p text:style-name="P6"><text:tab/><text:tab/><text:span text:style-name="T14">aux2 = </text:span>(Math.abs(posicaoAtual[1])</text:p>
      <text:p text:style-name="P6"><text:tab/><text:tab/><text:span text:style-name="T14">aux3 = </text:span>Math.abs(destino[1])+1)</text:p>
      <text:p text:style-name="P1"><text:tab/><text:tab/>distancia = <text:span text:style-name="T14">(aux1</text:span>/<text:span text:style-name="T14">aux2)</text:span>+<text:span text:style-name="T14">aux3</text:span> </text:p>
      <text:p text:style-name="P1"><text:tab/><text:tab/>somaDistancia += distancia;</text:p>
      <text:p text:style-name="P1"><text:tab/>}</text:p>
      <text:p text:style-name="P1"/>
      <text:p text:style-name="P1"/>
      <text:p text:style-name="P1"/>
      <text:p text:style-name="P1"/>
      <text:p text:style-name="P3"><text:soft-page-break/>5. Resultados</text:p>
      <text:p text:style-name="P7">Foram utilizados <text:span text:style-name="T15">três diferentes entradas sendo elas “teste1</text:span>.txt”, “<text:span text:style-name="T15">teste</text:span>2.txt”, “<text:span text:style-name="T15">teste</text:span>3.txt” <text:span text:style-name="T15">e </text:span>“<text:span text:style-name="T15">teste4</text:span>.txt”, <text:span text:style-name="T15">sendo este último arquivo impossível de se encontrar uma solução. Todas elas tem a mesma configuração final do tabuleiro expressa na forma matricial como </text:span><text:s/><text:span text:style-name="T15">{(</text:span>1,2,3<text:span text:style-name="T15">)</text:span> ; <text:span text:style-name="T15">(</text:span>4,5,6<text:span text:style-name="T15">)</text:span> ; <text:span text:style-name="T15">(</text:span>7,8,0<text:span text:style-name="T15">)}. As confugurações iniciais do tabuleiro expressas de forma matricial 3x3 podem ser vista a seguir: </text:span></text:p>
      <text:p text:style-name="P1"/>
      <text:p text:style-name="P7"><text:span text:style-name="T15">teste1</text:span>→<text:span text:style-name="T15"> {(1,2,3); (0,4,6); (7,5,8)}</text:span></text:p>
      <text:p text:style-name="P7"><text:span text:style-name="T15">teste2→ {(2,3,1); (0,5,6); (4,7,8)}</text:span></text:p>
      <text:p text:style-name="P7"><text:span text:style-name="T15">teste3→ {(1,2,3); (8,7,6); (5,4,0)}</text:span></text:p>
      <text:p text:style-name="P8"><text:span text:style-name="T15">teste4→ {(1,0,3); (2,4,6); (7,5,8)}</text:span></text:p>
      <text:p text:style-name="P1"/>
      <text:p text:style-name="P3">5.1 A*(ASta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22:06:17.974617300</meta:creation-date>
    <dc:date>2017-04-26T21:11:03.177494707</dc:date>
    <meta:editing-duration>PT10M57S</meta:editing-duration>
    <meta:editing-cycles>3</meta:editing-cycles>
    <meta:generator>LibreOffice/5.1.6.2$Linux_X86_64 LibreOffice_project/10m0$Build-2</meta:generator>
    <meta:document-statistic meta:table-count="0" meta:image-count="0" meta:object-count="0" meta:page-count="3" meta:paragraph-count="51" meta:word-count="832" meta:character-count="5531" meta:non-whitespace-character-count="4708"/>
  </office:meta>
</office:document-meta>
</file>